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.3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2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5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7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1.1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2.15cm" fo:min-width="1.8cm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 fo:min-height="2.15cm" fo:min-width="5.1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.7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5.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0.7cm"/>
    </style:style>
    <style:style style:name="gr15" style:family="graphic" style:parent-style-name="standard">
      <style:graphic-properties draw:textarea-horizontal-align="justify" draw:textarea-vertical-align="middle" draw:auto-grow-height="false" fo:min-height="2.15cm" fo:min-width="1.8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2.3cm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5.1cm"/>
    </style:style>
    <style:style style:name="gr18" style:family="graphic" style:parent-style-name="standard">
      <style:graphic-properties draw:textarea-horizontal-align="justify" draw:textarea-vertical-align="middle" draw:auto-grow-height="false" fo:min-height="2.1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2.15cm" fo:min-width="2.7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2.15cm" fo:min-width="2.1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85cm" fo:min-width="5.1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5.9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2.15cm" fo:min-width="1cm"/>
    </style:style>
    <style:style style:name="gr24" style:family="graphic" style:parent-style-name="standard">
      <style:graphic-properties draw:textarea-horizontal-align="justify" draw:textarea-vertical-align="middle" draw:auto-grow-height="false" fo:min-height="0.25cm" fo:min-width="1.3cm"/>
    </style:style>
    <style:style style:name="P1" style:family="paragraph">
      <style:paragraph-properties fo:text-align="start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cm" svg:height="0.4cm" svg:x="5.2cm" svg:y="4.9cm">
          <text:p text:style-name="P1"><text:span text:style-name="T1">glamo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1.5cm" svg:x="0cm" svg:y="0.1cm">
          <text:p text:style-name="P3">user</text:p>
          <text:p text:style-name="P3">spac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8cm" svg:height="1.5cm" svg:x="0.1cm" svg:y="2.6cm">
          <text:p text:style-name="P3">API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8cm" svg:height="0.8cm" svg:x="16.2cm" svg:y="9.8cm">
          <text:p text:style-name="P3">Old: libFrameBuff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2cm" svg:y1="10.5cm" svg:x2="19.2cm" svg:y2="10.5cm">
          <text:p/>
        </draw:line>
        <draw:line draw:style-name="gr4" draw:text-style-name="P6" draw:layer="layout" svg:x1="2.1cm" svg:y1="13.3cm" svg:x2="19.1cm" svg:y2="13.3cm">
          <text:p/>
        </draw:line>
        <draw:custom-shape draw:style-name="gr5" draw:text-style-name="P5" draw:layer="layout" svg:width="6cm" svg:height="1.8cm" svg:x="0.3cm" svg:y="10.9cm">
          <text:p text:style-name="P3">Kernel module </text:p>
          <text:p text:style-name="P3"><text:s text:c="5"/>DRM (driver)</text:p>
          <text:p text:style-name="P7"><text:s text:c="5"/>(<text:span text:style-name="T2">lsmod</text:span> to check)</text:p>
          <draw:enhanced-geometry svg:viewBox="0 0 21600 21600" draw:type="rectangle" draw:enhanced-path="M 0 0 L 21600 0 21600 21600 0 21600 0 0 Z N"/>
        </draw:custom-shape>
        <draw:custom-shape draw:style-name="gr6" draw:text-style-name="P7" xml:id="id2" draw:id="id2" draw:layer="layout" svg:width="2.2cm" svg:height="2.4cm" svg:x="0.9cm" svg:y="5.7cm">
          <text:p text:style-name="P7">Mesa</text:p>
          <text:p text:style-name="P7"><text:s/>GL</text:p>
          <draw:enhanced-geometry svg:viewBox="0 0 21600 21600" draw:type="rectangle" draw:enhanced-path="M 0 0 L 21600 0 21600 21600 0 21600 0 0 Z N"/>
        </draw:custom-shape>
        <draw:custom-shape draw:style-name="gr7" draw:text-style-name="P7" xml:id="id1" draw:id="id1" draw:layer="layout" svg:width="2.5cm" svg:height="2.4cm" svg:x="1.7cm" svg:y="2.2cm">
          <text:p text:style-name="P7">OpenGL 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1.6cm" svg:height="2.4cm" svg:x="6.2cm" svg:y="5.7cm">
          <text:p text:style-name="P7">Mesa/</text:p>
          <text:p text:style-name="P7">x.org</text:p>
          <text:p text:style-name="P7"><text:span text:style-name="T1">DDX2D</text:span></text:p>
          <text:p text:style-name="P7"><text:span text:style-name="T1">eg. xorg-</text:span></text:p>
          <text:p text:style-name="P7"><text:span text:style-name="T1">Nouveau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19" draw:id="id19" draw:layer="layout" svg:width="2.3cm" svg:height="2.4cm" svg:x="11.9cm" svg:y="5.7cm">
          <text:p text:style-name="P7"/>
          <text:p text:style-name="P7">Nvida <text:s/></text:p>
          <text:p text:style-name="P7">impl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0" draw:text-style-name="P8" xml:id="id3" draw:id="id3" draw:layer="layout" svg:width="5.6cm" svg:height="2.4cm" svg:x="9cm" svg:y="13.8cm">
          <text:p text:style-name="P7">Nvidia “Volta” ISA</text:p>
          <draw:enhanced-geometry svg:viewBox="0 0 21600 21600" draw:type="rectangle" draw:enhanced-path="M 0 0 L 21600 0 21600 21600 0 21600 0 0 Z N"/>
        </draw:custom-shape>
        <draw:custom-shape draw:style-name="gr10" draw:text-style-name="P8" xml:id="id4" draw:id="id4" draw:layer="layout" svg:width="5.6cm" svg:height="2.4cm" svg:x="9cm" svg:y="17.1cm">
          <text:p text:style-name="P7">GPU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8cm" svg:height="1.5cm" svg:x="-0.5cm" svg:y="14.4cm">
          <text:p text:style-name="P7">bus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2cm" svg:height="1.5cm" svg:x="0.2cm" svg:y="17.4cm">
          <text:p text:style-name="P7">IO module</text:p>
          <draw:enhanced-geometry svg:viewBox="0 0 21600 21600" draw:type="rectangle" draw:enhanced-path="M 0 0 L 21600 0 21600 21600 0 21600 0 0 Z N"/>
        </draw:custom-shape>
        <draw:custom-shape draw:style-name="gr12" draw:text-style-name="P7" xml:id="id14" draw:id="id14" draw:layer="layout" svg:width="5.6cm" svg:height="1.2cm" svg:x="8.4cm" svg:y="0.1cm">
          <text:p text:style-name="P7">User program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2.95cm" svg:y1="4.6cm" svg:x2="2cm" svg:y2="5.7cm" draw:start-shape="id1" draw:start-glue-point="2" draw:end-shape="id2" draw:end-glue-point="0" svg:d="M2950 4600v550h-950v550" svg:viewBox="0 0 951 1101">
          <text:p/>
        </draw:connector>
        <draw:connector draw:style-name="gr13" draw:text-style-name="P6" draw:layer="layout" svg:x1="11.8cm" svg:y1="16.2cm" svg:x2="11.8cm" svg:y2="17.1cm" draw:start-shape="id3" draw:start-glue-point="2" draw:end-shape="id4" draw:end-glue-point="0" svg:d="M11800 16200v900" svg:viewBox="0 0 1 901">
          <text:p/>
        </draw:connector>
        <draw:line draw:style-name="gr4" draw:text-style-name="P6" draw:layer="layout" svg:x1="2.1cm" svg:y1="16.5cm" svg:x2="19.1cm" svg:y2="16.5cm">
          <text:p/>
        </draw:line>
        <draw:custom-shape draw:style-name="gr14" draw:text-style-name="P7" xml:id="id5" draw:id="id5" draw:layer="layout" svg:width="1.2cm" svg:height="2.4cm" svg:x="7.8cm" svg:y="2.3cm">
          <text:p text:style-name="P7">X </text:p>
          <draw:enhanced-geometry svg:viewBox="0 0 21600 21600" draw:type="rectangle" draw:enhanced-path="M 0 0 L 21600 0 21600 21600 0 21600 0 0 Z N"/>
        </draw:custom-shape>
        <draw:custom-shape draw:style-name="gr15" draw:text-style-name="P7" xml:id="id15" draw:id="id15" draw:layer="layout" svg:width="2.3cm" svg:height="2.4cm" svg:x="9.6cm" svg:y="2.2cm">
          <text:p text:style-name="P7"/>
          <text:p text:style-name="P7"><text:s/>OpenCL 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8cm" svg:height="1.4cm" svg:x="17.3cm" svg:y="12.2cm">
          <text:p text:style-name="P1"><text:span text:style-name="T1">Switching to <text:s/>CUDA </text:span></text:p>
          <text:p text:style-name="P1"><text:span text:style-name="T1">here can ruin your PC!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7" draw:id="id7" draw:layer="layout" svg:width="5.6cm" svg:height="1.1cm" svg:x="7.5cm" svg:y="9.2cm">
          <text:p text:style-name="P7">LibDRM (mesa)</text:p>
          <text:p text:style-name="P7"><text:span text:style-name="T1">eg. for nouv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10" draw:id="id10" draw:layer="layout" svg:width="2.7cm" svg:height="2.4cm" svg:x="14.8cm" svg:y="5.7cm">
          <text:p text:style-name="P7">Mesa</text:p>
          <text:p text:style-name="P7">directX</text:p>
          <text:p text:style-name="P7">impl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8.4cm" svg:y1="4.7cm" svg:x2="7.8cm" svg:y2="5.2cm" draw:start-shape="id5" draw:start-glue-point="2" draw:end-shape="id6" draw:end-glue-point="0" svg:d="M8400 4700v250h-600v250" svg:viewBox="0 0 601 501">
          <text:p/>
        </draw:connector>
        <draw:connector draw:style-name="gr13" draw:text-style-name="P6" draw:layer="layout" svg:x1="2cm" svg:y1="8.1cm" svg:x2="10.3cm" svg:y2="9.2cm" draw:start-shape="id2" draw:end-shape="id7" draw:end-glue-point="0" svg:d="M2000 8100v550h8300v550" svg:viewBox="0 0 8301 1101">
          <text:p/>
        </draw:connector>
        <draw:connector draw:style-name="gr13" draw:text-style-name="P6" draw:layer="layout" svg:x1="7cm" svg:y1="8.1cm" svg:x2="10.3cm" svg:y2="9.2cm" draw:start-shape="id8" draw:end-shape="id7" draw:end-glue-point="0" svg:d="M7000 8100v564h3300v536" svg:viewBox="0 0 3301 1101">
          <text:p/>
        </draw:connector>
        <draw:custom-shape draw:style-name="gr9" draw:text-style-name="P8" xml:id="id9" draw:id="id9" draw:layer="layout" svg:width="2.3cm" svg:height="2.4cm" svg:x="15cm" svg:y="2.2cm">
          <text:p text:style-name="P7"/>
          <text:p text:style-name="P7">DirectX 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9" draw:text-style-name="P7" xml:id="id11" draw:id="id11" draw:layer="layout" svg:width="3.2cm" svg:height="2.4cm" svg:x="17.7cm" svg:y="2.2cm">
          <text:p text:style-name="P7"/>
          <text:p text:style-name="P7">Vulcan </text:p>
          <text:p text:style-name="P7"><text:span text:style-name="T3">(new. Merges </text:span></text:p>
          <text:p text:style-name="P7"><text:span text:style-name="T3">GL and OpenGL</text:span></text:p>
          <text:p text:style-name="P7"><text:span text:style-name="T3">functions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19" draw:text-style-name="P7" xml:id="id12" draw:id="id12" draw:layer="layout" svg:width="3.2cm" svg:height="2.4cm" svg:x="17.7cm" svg:y="5.7cm">
          <text:p text:style-name="P7">Mesa-</text:p>
          <text:p text:style-name="P7">Vulcan</text:p>
          <text:p text:style-name="P7">impl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6.15cm" svg:y1="4.6cm" svg:x2="16.15cm" svg:y2="5.7cm" draw:start-shape="id9" draw:start-glue-point="2" draw:end-shape="id10" draw:end-glue-point="0" svg:d="M16150 4600v1100" svg:viewBox="0 0 1 1101">
          <text:p/>
        </draw:connector>
        <draw:connector draw:style-name="gr13" draw:text-style-name="P6" draw:layer="layout" svg:x1="19.3cm" svg:y1="4.6cm" svg:x2="19.3cm" svg:y2="5.7cm" draw:start-shape="id11" draw:start-glue-point="2" draw:end-shape="id12" svg:d="M19300 4600v1100" svg:viewBox="0 0 1 1101">
          <text:p/>
        </draw:connector>
        <draw:connector draw:style-name="gr13" draw:text-style-name="P6" draw:layer="layout" svg:x1="16.15cm" svg:y1="8.1cm" svg:x2="10.3cm" svg:y2="9.2cm" draw:start-shape="id10" draw:start-glue-point="2" draw:end-shape="id7" draw:end-glue-point="0" svg:d="M16150 8100v550h-5850v550" svg:viewBox="0 0 5851 1101">
          <text:p/>
        </draw:connector>
        <draw:connector draw:style-name="gr13" draw:text-style-name="P6" draw:layer="layout" svg:x1="19.3cm" svg:y1="8.1cm" svg:x2="10.3cm" svg:y2="9.2cm" draw:start-shape="id12" draw:start-glue-point="2" draw:end-shape="id7" draw:end-glue-point="0" svg:d="M19300 8100v550h-9000v550" svg:viewBox="0 0 9001 1101">
          <text:p/>
        </draw:connector>
        <draw:connector draw:style-name="gr13" draw:text-style-name="P6" draw:layer="layout" svg:x1="10.3cm" svg:y1="10.3cm" svg:x2="10.3cm" svg:y2="10.8cm" draw:start-shape="id7" draw:start-glue-point="2" draw:end-shape="id13" draw:end-glue-point="0" svg:d="M10300 10300v500" svg:viewBox="0 0 1 501">
          <text:p/>
        </draw:connector>
        <draw:connector draw:style-name="gr13" draw:text-style-name="P6" draw:layer="layout" draw:line-skew="-0.101cm" svg:x1="11.2cm" svg:y1="1.3cm" svg:x2="2.95cm" svg:y2="2.2cm" draw:start-shape="id14" draw:start-glue-point="2" draw:end-shape="id1" draw:end-glue-point="0" svg:d="M11200 1300v400h-4900v-1h-3350v501" svg:viewBox="0 0 8251 901">
          <text:p/>
        </draw:connector>
        <draw:connector draw:style-name="gr13" draw:text-style-name="P6" draw:layer="layout" draw:line-skew="-0.1cm" svg:x1="11.2cm" svg:y1="1.3cm" svg:x2="8.4cm" svg:y2="2.3cm" draw:start-shape="id14" draw:start-glue-point="2" draw:end-shape="id5" draw:end-glue-point="0" svg:d="M11200 1300v400h-2800v600" svg:viewBox="0 0 2801 1001">
          <text:p/>
        </draw:connector>
        <draw:connector draw:style-name="gr13" draw:text-style-name="P6" draw:layer="layout" draw:line-skew="-0.05cm" svg:x1="11.2cm" svg:y1="1.3cm" svg:x2="10.75cm" svg:y2="2.2cm" draw:start-shape="id14" draw:start-glue-point="2" draw:end-shape="id15" draw:end-glue-point="0" svg:d="M11200 1300v400h-450v500" svg:viewBox="0 0 451 901">
          <text:p/>
        </draw:connector>
        <draw:connector draw:style-name="gr13" draw:text-style-name="P6" draw:layer="layout" draw:line-skew="-3.401cm -2.101cm" svg:x1="11.2cm" svg:y1="1.3cm" svg:x2="16.15cm" svg:y2="2.2cm" draw:start-shape="id14" draw:start-glue-point="2" draw:end-shape="id9" draw:end-glue-point="0" svg:d="M11200 1300v400h4500v-1h450v501" svg:viewBox="0 0 4951 901">
          <text:p/>
        </draw:connector>
        <draw:connector draw:style-name="gr13" draw:text-style-name="P6" draw:layer="layout" draw:line-skew="-0.101cm" svg:x1="11.2cm" svg:y1="1.3cm" svg:x2="19.3cm" svg:y2="2.2cm" draw:start-shape="id14" draw:start-glue-point="2" draw:end-shape="id11" draw:end-glue-point="0" svg:d="M11200 1300v400h4650v-1h3450v501" svg:viewBox="0 0 8101 901">
          <text:p/>
        </draw:connector>
        <draw:custom-shape draw:style-name="gr20" draw:text-style-name="P8" xml:id="id16" draw:id="id16" draw:layer="layout" svg:width="2.6cm" svg:height="2.4cm" svg:x="3.1cm" svg:y="5.7cm">
          <text:p text:style-name="P7">Nvidia</text:p>
          <text:p text:style-name="P7">GL 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2.95cm" svg:y1="4.6cm" svg:x2="4.4cm" svg:y2="5.7cm" draw:start-shape="id1" draw:start-glue-point="2" draw:end-shape="id16" draw:end-glue-point="0" svg:d="M2950 4600v550h1450v550" svg:viewBox="0 0 1451 1101">
          <text:p/>
        </draw:connector>
        <draw:custom-shape draw:style-name="gr17" draw:text-style-name="P7" xml:id="id13" draw:id="id13" draw:layer="layout" svg:width="5.6cm" svg:height="1.1cm" svg:x="7.5cm" svg:y="10.8cm">
          <text:p text:style-name="P7"/>
          <text:p text:style-name="P7">nouveau.ko (mesa)</text:p>
          <text:p text:style-name="P7"/>
          <draw:enhanced-geometry svg:viewBox="0 0 21600 21600" draw:type="rectangle" draw:enhanced-path="M 0 0 L 21600 0 21600 21600 0 21600 0 0 Z N"/>
        </draw:custom-shape>
        <draw:custom-shape draw:style-name="gr9" draw:text-style-name="P8" xml:id="id18" draw:id="id18" draw:layer="layout" svg:width="2.3cm" svg:height="2.4cm" svg:x="11.9cm" svg:y="2.2cm">
          <text:p text:style-name="P7">CUDA</text:p>
          <draw:enhanced-geometry svg:viewBox="0 0 21600 21600" draw:type="rectangle" draw:enhanced-path="M 0 0 L 21600 0 21600 21600 0 21600 0 0 Z N"/>
        </draw:custom-shape>
        <draw:custom-shape draw:style-name="gr15" draw:text-style-name="P7" xml:id="id17" draw:id="id17" draw:layer="layout" svg:width="2.3cm" svg:height="2.4cm" svg:x="9.6cm" svg:y="5.7cm">
          <text:p text:style-name="P7">OpenCL</text:p>
          <text:p text:style-name="P7">Impl</text:p>
          <text:p text:style-name="P7">(mesa)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0.75cm" svg:y1="4.6cm" svg:x2="10.75cm" svg:y2="5.7cm" draw:start-shape="id15" draw:end-shape="id17" svg:d="M10750 4600v1100" svg:viewBox="0 0 1 1101">
          <text:p/>
        </draw:connector>
        <draw:connector draw:style-name="gr13" draw:text-style-name="P6" draw:layer="layout" svg:x1="13.05cm" svg:y1="4.6cm" svg:x2="13.05cm" svg:y2="5.7cm" draw:start-shape="id18" draw:start-glue-point="2" draw:end-shape="id19" draw:end-glue-point="0" svg:d="M13050 4600v1100" svg:viewBox="0 0 1 1101">
          <text:p/>
        </draw:connector>
        <draw:line draw:style-name="gr13" draw:text-style-name="P6" draw:layer="layout" svg:x1="10.7cm" svg:y1="4.6cm" svg:x2="13cm" svg:y2="5.7cm">
          <text:p/>
        </draw:line>
        <draw:custom-shape draw:style-name="gr21" draw:text-style-name="P8" xml:id="id20" draw:id="id20" draw:layer="layout" svg:width="5.6cm" svg:height="1.1cm" svg:x="13.5cm" svg:y="11.3cm">
          <text:p text:style-name="P7">nvidia_drm.ko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0.3cm" svg:y1="11.9cm" svg:x2="11.8cm" svg:y2="13.8cm" draw:start-shape="id13" draw:end-shape="id3" svg:d="M10300 11900v950h1500v950" svg:viewBox="0 0 1501 1901">
          <text:p/>
        </draw:connector>
        <draw:connector draw:style-name="gr13" draw:text-style-name="P6" draw:layer="layout" svg:x1="16.3cm" svg:y1="12.4cm" svg:x2="11.8cm" svg:y2="13.8cm" draw:start-shape="id20" draw:end-shape="id3" draw:end-glue-point="0" svg:d="M16300 12400v700h-4500v700" svg:viewBox="0 0 4501 1401">
          <text:p/>
        </draw:connector>
        <draw:connector draw:style-name="gr13" draw:text-style-name="P6" draw:layer="layout" svg:x1="10.75cm" svg:y1="8.1cm" svg:x2="10.3cm" svg:y2="9.2cm" draw:start-shape="id17" draw:start-glue-point="2" draw:end-shape="id7" svg:d="M10750 8100v550h-450v550" svg:viewBox="0 0 451 1101">
          <text:p/>
        </draw:connector>
        <draw:custom-shape draw:style-name="gr22" draw:text-style-name="P2" draw:layer="layout" svg:width="16.4cm" svg:height="2.4cm" svg:x="2.3cm" svg:y="19.4cm">
          <text:p text:style-name="P1"><text:span text:style-name="T1">Nvidia </text:span><text:span text:style-name="T1">provides no </text:span><text:span text:style-name="T1">internal docs </text:span><text:span text:style-name="T1">on anything.</text:span></text:p>
          <text:p text:style-name="P1"><text:span text:style-name="T1">Mesa is a </text:span><text:span text:style-name="T1">project nto a </text:span><text:span text:style-name="T1">single </text:span><text:span text:style-name="T1">component.</text:span></text:p>
          <text:p text:style-name="P1"><text:span text:style-name="T1">LibDRM is </text:span><text:span text:style-name="T1">only buffering </text:span><text:span text:style-name="T1">messages </text:span><text:span text:style-name="T1">specific to </text:span><text:span text:style-name="T1">GPU cards, </text:span><text:span text:style-name="T1">without </text:span><text:span text:style-name="T1">knowing what </text:span><text:span text:style-name="T1">they mean. It </text:span><text:span text:style-name="T1">is a hrdware-</text:span><text:span text:style-name="T1">specific </text:span><text:span text:style-name="T1">interface.</text:span></text:p>
          <text:p text:style-name="P1"><text:span text:style-name="T1">So the impls </text:span><text:span text:style-name="T1">are effectively </text:span><text:span text:style-name="T1">talking directly </text:span><text:span text:style-name="T1">to the GPU in </text:span><text:span text:style-name="T1">its own </text:span><text:span text:style-name="T1">language, eg. </text:span><text:span text:style-name="T1">in Kepler ISA </text:span><text:span text:style-name="T1">code.</text:span></text:p>
          <text:p text:style-name="P1"><text:span text:style-name="T1">Therefore they </text:span><text:span text:style-name="T1">must come in </text:span><text:span text:style-name="T1">different </text:span><text:span text:style-name="T1">versions, eg. </text:span><text:span text:style-name="T1">x.org version </text:span><text:span text:style-name="T1">outputting for </text:span><text:span text:style-name="T1">Nvidia/Kepler. <text:s/></text:span></text:p>
          <text:p text:style-name="P1"><text:span text:style-name="T1">BUT – the </text:span><text:span text:style-name="T1">DRM module </text:span><text:span text:style-name="T1">is also for a </text:span><text:span text:style-name="T1">specific </text:span><text:span text:style-name="T1">card?? (maybe </text:span><text:span text:style-name="T1">only for things </text:span><text:span text:style-name="T1">like what </text:span><text:span text:style-name="T1">addresses and </text:span><text:span text:style-name="T1">speeds to </text:span><text:span text:style-name="T1">send the </text:span><text:span text:style-name="T1">cmds?)</text:span></text:p>
          <text:p text:style-name="P1"><text:span text:style-name="T1">Input to DRM </text:span><text:span text:style-name="T1">sometimes </text:span><text:span text:style-name="T1">called </text:span><text:span text:style-name="T1">“Gallium3d” </text:span><text:span text:style-name="T1">(part of Mesa </text:span><text:span text:style-name="T1">project)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4.2cm" svg:y1="8.1cm" svg:x2="14cm" svg:y2="11.3cm">
          <text:p/>
        </draw:line>
        <draw:line draw:style-name="gr13" draw:text-style-name="P6" draw:layer="layout" svg:x1="13cm" svg:y1="8cm" svg:x2="15.6cm" svg:y2="11.3cm">
          <text:p/>
        </draw:line>
        <draw:custom-shape draw:style-name="gr23" draw:text-style-name="P8" draw:layer="layout" svg:width="1.5cm" svg:height="2.4cm" svg:x="7.8cm" svg:y="5.7cm">
          <text:p text:style-name="P7"/>
          <text:p text:style-name="P7"><text:span text:style-name="T4">Nvidia <text:s/></text:span></text:p>
          <text:p text:style-name="P7"><text:span text:style-name="T4">DDX</text:span></text:p>
          <text:p text:style-name="P7"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8.5cm" svg:y1="8.1cm" svg:x2="14.5cm" svg:y2="11.3cm">
          <text:p/>
        </draw:line>
        <draw:custom-shape draw:style-name="gr7" draw:text-style-name="P7" xml:id="id21" draw:id="id21" draw:layer="layout" svg:width="2.5cm" svg:height="2.4cm" svg:x="4.8cm" svg:y="2.2cm">
          <text:p text:style-name="P7">Wayland 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4.8cm" svg:y1="3.4cm" svg:x2="4.261cm" svg:y2="3.512cm" draw:start-shape="id21" svg:d="M4800 3400h-557v112h18" svg:viewBox="0 0 558 113">
          <text:p/>
        </draw:connector>
        <draw:connector draw:style-name="gr13" draw:text-style-name="P6" draw:layer="layout" draw:line-skew="-0.101cm" svg:x1="11.2cm" svg:y1="1.3cm" svg:x2="6.05cm" svg:y2="2.2cm" draw:start-shape="id14" draw:start-glue-point="2" draw:end-shape="id21" draw:end-glue-point="0" svg:d="M11200 1300v400h-3350v-1h-1800v501" svg:viewBox="0 0 5151 901">
          <text:p/>
        </draw:connector>
        <draw:connector draw:style-name="gr13" draw:text-style-name="P6" draw:layer="layout" svg:x1="7.8cm" svg:y1="3.5cm" svg:x2="7.3cm" svg:y2="3.4cm" draw:start-shape="id5" draw:start-glue-point="3" draw:end-shape="id21" draw:end-glue-point="1" svg:d="M7800 3500h-250v-100h-250" svg:viewBox="0 0 501 101">
          <text:p/>
        </draw:connector>
        <draw:line draw:style-name="gr13" draw:text-style-name="P6" draw:layer="layout" svg:x1="6.2cm" svg:y1="5.7cm" svg:x2="4.2cm" svg:y2="4.6cm">
          <text:p/>
        </draw:line>
        <draw:custom-shape draw:style-name="gr24" draw:text-style-name="P7" xml:id="id6" draw:id="id6" draw:layer="layout" svg:width="1.8cm" svg:height="0.5cm" svg:x="6.9cm" svg:y="5.2cm">
          <text:p text:style-name="P7"><text:span text:style-name="T1">DIX (x.org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7:55:10.063663167</meta:creation-date>
    <dc:date>2018-04-04T19:21:16.473793991</dc:date>
    <meta:editing-duration>PT11H4M38S</meta:editing-duration>
    <meta:editing-cycles>62</meta:editing-cycles>
    <meta:generator>LibreOffice/5.1.6.2$Linux_X86_64 LibreOffice_project/10m0$Build-2</meta:generator>
    <meta:document-statistic meta:object-count="63"/>
  </office:meta>
</office:document-meta>
</file>